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imple Kit - all on eTrailer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tore</text:p>
          </table:table-cell>
        </table:table-row>
        <table:table-row table:style-name="ro2">
          <table:table-cell office:value-type="string" calcext:value-type="string">
            <text:p>Hayes Genesis</text:p>
          </table:table-cell>
          <table:table-cell office:value-type="string" calcext:value-type="string">
            <text:p><text:a xlink:href="https://www.etrailer.com/p-HA81790.html" xlink:type="simple">https://www.etrailer.com/p-HA81790.html</text:a></text:p>
          </table:table-cell>
          <table:table-cell office:value-type="float" office:value="75.17" calcext:value-type="float">
            <text:p>75.17</text:p>
          </table:table-cell>
          <table:table-cell office:value-type="string" calcext:value-type="string">
            <text:p>eTrailer.com</text:p>
          </table:table-cell>
        </table:table-row>
        <table:table-row table:style-name="ro2">
          <table:table-cell office:value-type="string" calcext:value-type="string">
            <text:p>Kit ETBC7</text:p>
          </table:table-cell>
          <table:table-cell office:value-type="string" calcext:value-type="string">
            <text:p><text:a xlink:href="https://www.etrailer.com/p-ETBC7.html" xlink:type="simple">https://www.etrailer.com/p-ETBC7.html</text:a></text:p>
          </table:table-cell>
          <table:table-cell office:value-type="float" office:value="61.16" calcext:value-type="float">
            <text:p>61.1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 table:formula="of:=SUM([.C2:.C3])" office:value-type="float" office:value="136.33" calcext:value-type="float">
            <text:p>136.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x</text:p>
          </table:table-cell>
          <table:table-cell office:value-type="float" office:value="8.19" calcext:value-type="float">
            <text:p>8.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:</text:p>
          </table:table-cell>
          <table:table-cell table:formula="of:=SUM([.C5:.C6])" office:value-type="float" office:value="144.52" calcext:value-type="float">
            <text:p>144.52</text:p>
          </table:table-cell>
          <table:table-cell/>
        </table:table-row>
      </table:table>
      <table:table table:name="Split - eTrailer &amp; amaz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rom</text:p>
          </table:table-cell>
          <table:table-cell/>
          <table:table-cell office:value-type="string" calcext:value-type="string">
            <text:p>Total with Tax</text:p>
          </table:table-cell>
        </table:table-row>
        <table:table-row table:style-name="ro2">
          <table:table-cell office:value-type="string" calcext:value-type="string">
            <text:p>Kit</text:p>
          </table:table-cell>
          <table:table-cell office:value-type="string" calcext:value-type="string">
            <text:p>eTrailer</text:p>
          </table:table-cell>
          <table:table-cell office:value-type="string" calcext:value-type="string">
            <text:p><text:a xlink:href="https://www.etrailer.com/p-ETBC7.html" xlink:type="simple">https://www.etrailer.com/p-ETBC7.html</text:a></text:p>
          </table:table-cell>
          <table:table-cell office:value-type="float" office:value="71.82" calcext:value-type="float">
            <text:p>71.82</text:p>
          </table:table-cell>
        </table:table-row>
        <table:table-row table:style-name="ro2">
          <table:table-cell office:value-type="string" calcext:value-type="string">
            <text:p>Controller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<text:span text:style-name="T1"><text:a xlink:href="https://www.amazon.com/Hayes-81790-Proportional-Self-Leveling-Brake/dp/B002QZXNVK" xlink:type="simple">https://www.amazon.com/Hayes-81790-Proportional-Self-Leveling-Brake/dp/B002QZXNVK</text:a></text:span></text:p>
          </table:table-cell>
          <table:table-cell office:value-type="float" office:value="63.59" calcext:value-type="float">
            <text:p>63.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SUM([.D2:.D3])" office:value-type="float" office:value="135.41" calcext:value-type="float">
            <text:p>135.41</text:p>
          </table:table-cell>
        </table:table-row>
      </table:table>
      <table:table table:name="DIY 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Quantity</text:p>
          </table:table-cell>
        </table:table-row>
        <table:table-row table:style-name="ro2">
          <table:table-cell office:value-type="string" calcext:value-type="string">
            <text:p>Controller</text:p>
          </table:table-cell>
          <table:table-cell office:value-type="string" calcext:value-type="string">
            <text:p>Hayes 81790 Genesis</text:p>
          </table:table-cell>
          <table:table-cell office:value-type="string" calcext:value-type="string">
            <text:p><text:a xlink:href="https://www.amazon.com/Hayes-81790-Proportional-Self-Leveling-Brake/dp/B002QZXNVK" xlink:type="simple">https://www.amazon.com/Hayes-81790-Proportional-Self-Leveling-Brake/dp/B002QZXNVK</text:a></text:p>
          </table:table-cell>
          <table:table-cell office:value-type="float" office:value="59.99" calcext:value-type="float">
            <text:p>5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t</text:p>
          </table:table-cell>
          <table:table-cell office:value-type="string" calcext:value-type="string">
            <text:p>CARROFIX Multi-Tow 4-Way to 7-Way</text:p>
          </table:table-cell>
          <table:table-cell office:value-type="string" calcext:value-type="string">
            <text:p><text:a xlink:href="https://www.amazon.com/dp/B08Q7K26Y8" xlink:type="simple">https://www.amazon.com/dp/B08Q7K26Y8</text:a></text:p>
          </table:table-cell>
          <table:table-cell office:value-type="float" office:value="23.99" calcext:value-type="float">
            <text:p>23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rcuit Breaker</text:p>
          </table:table-cell>
          <table:table-cell office:value-type="string" calcext:value-type="string">
            <text:p>Bussmann CBC-40B</text:p>
          </table:table-cell>
          <table:table-cell office:value-type="string" calcext:value-type="string">
            <text:p><text:a xlink:href="https://www.amazon.com/Bussmann-CBC-40B-Circuit-Automotive-Terminals/dp/B001PYN8OK" xlink:type="simple">https://www.amazon.com/Bussmann-CBC-40B-Circuit-Automotive-Terminals/dp/B001PYN8OK</text:a></text:p>
          </table:table-cell>
          <table:table-cell/>
          <table:table-cell office:value-type="float" office:value="8.27" calcext:value-type="float">
            <text:p>8.2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: set of 4</text:p>
          </table:table-cell>
          <table:table-cell office:value-type="string" calcext:value-type="string">
            <text:p><text:span text:style-name="T1"><text:a xlink:href="https://www.amazon.com/dp/B08P6YC7MX" xlink:type="simple">https://www.amazon.com/dp/B08P6YC7MX</text:a></text:span><text:span text:style-name="T1"> ,</text:span> <text:a xlink:href="https://www.amazon.com/DC-12V-Automatic-Circuit-Protector/dp/B0981RCRFK" xlink:type="simple">https://www.amazon.com/DC-12V-Automatic-Circuit-Protector/dp/B0981RCRFK</text:a></text:p>
          </table:table-cell>
          <table:table-cell office:value-type="float" office:value="9.9" calcext:value-type="float">
            <text:p>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re</text:p>
          </table:table-cell>
          <table:table-cell office:value-type="string" calcext:value-type="string">
            <text:p>Hopkins 49975 12 Gauge 2 Wire Bonded Wire Spool, 100</text:p>
          </table:table-cell>
          <table:table-cell office:value-type="string" calcext:value-type="string">
            <text:p><text:a xlink:href="https://www.amazon.com/Hopkins-49975-Gauge-Bonded-Spool/dp/B000E7D394" xlink:type="simple">https://www.amazon.com/Hopkins-49975-Gauge-Bonded-Spool/dp/B000E7D394</text:a></text:p>
          </table:table-cell>
          <table:table-cell table:number-columns-repeated="2"/>
          <table:table-cell office:value-type="string" calcext:value-type="string">
            <text:p>100’</text:p>
          </table:table-cell>
        </table:table-row>
        <table:table-row table:style-name="ro2">
          <table:table-cell office:value-type="string" calcext:value-type="string">
            <text:p>Wire</text:p>
          </table:table-cell>
          <table:table-cell office:value-type="string" calcext:value-type="string">
            <text:p>GS Power Marine Wire – 50ft, 12 AWG</text:p>
          </table:table-cell>
          <table:table-cell office:value-type="string" calcext:value-type="string">
            <text:p><text:a xlink:href="https://www.amazon.com/dp/B0799K17WS" xlink:type="simple">https://www.amazon.com/dp/B0799K17WS</text:a></text:p>
          </table:table-cell>
          <table:table-cell/>
          <table:table-cell office:value-type="float" office:value="41.95" calcext:value-type="float">
            <text:p>41.95</text:p>
          </table:table-cell>
          <table:table-cell/>
        </table:table-row>
        <table:table-row table:style-name="ro2">
          <table:table-cell office:value-type="string" calcext:value-type="string">
            <text:p>Wire</text:p>
          </table:table-cell>
          <table:table-cell office:value-type="string" calcext:value-type="string">
            <text:p>12/2 AWG Duplex Tinned Marine Wire, Red/Black 50 Feet</text:p>
          </table:table-cell>
          <table:table-cell office:value-type="string" calcext:value-type="string">
            <text:p><text:a xlink:href="https://www.amazon.com/Duplex-Tinned-Marine-Wire-Black/dp/B00MI5EOGG" xlink:type="simple">https://www.amazon.com/Duplex-Tinned-Marine-Wire-Black/dp/B00MI5EOGG</text:a></text:p>
          </table:table-cell>
          <table:table-cell office:value-type="float" office:value="37.95" calcext:value-type="float">
            <text:p>37.95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formula="of:=SUM([.D2:.D11])" office:value-type="float" office:value="131.83" calcext:value-type="float">
            <text:p>131.8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x</text:p>
          </table:table-cell>
          <table:table-cell table:formula="of:=[.D12]*0.06" office:value-type="float" office:value="7.9098" calcext:value-type="float">
            <text:p>7.90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139.74" calcext:value-type="float">
            <text:p>139.74</text:p>
          </table:table-cell>
          <table:table-cell table:number-columns-repeated="2"/>
        </table:table-row>
      </table:table>
      <table:table table:name="DIY 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string" calcext:value-type="string">
            <text:p>Controller</text:p>
          </table:table-cell>
          <table:table-cell office:value-type="string" calcext:value-type="string">
            <text:p>Hayes 81790 Genesis</text:p>
          </table:table-cell>
          <table:table-cell office:value-type="string" calcext:value-type="string">
            <text:p><text:a xlink:href="https://www.amazon.com/Hayes-81790-Proportional-Self-Leveling-Brake/dp/B002QZXNVK" xlink:type="simple">https://www.amazon.com/Hayes-81790-Proportional-Self-Leveling-Brake/dp/B002QZXNVK</text:a></text:p>
          </table:table-cell>
          <table:table-cell office:value-type="float" office:value="59.99" calcext:value-type="float">
            <text:p>59.99</text:p>
          </table:table-cell>
          <table:table-cell/>
        </table:table-row>
        <table:table-row table:style-name="ro2">
          <table:table-cell office:value-type="string" calcext:value-type="string">
            <text:p>Kit</text:p>
          </table:table-cell>
          <table:table-cell office:value-type="string" calcext:value-type="string">
            <text:p>Curt 57186</text:p>
          </table:table-cell>
          <table:table-cell office:value-type="string" calcext:value-type="string">
            <text:p><text:a xlink:href="https://www.amazon.com/dp/B019QCXOCI" xlink:type="simple">https://www.amazon.com/dp/B019QCXOCI</text:a></text:p>
          </table:table-cell>
          <table:table-cell office:value-type="float" office:value="58.25" calcext:value-type="float">
            <text:p>58.25</text:p>
          </table:table-cell>
          <table:table-cell/>
        </table:table-row>
        <table:table-row table:style-name="ro2">
          <table:table-cell office:value-type="string" calcext:value-type="string">
            <text:p>bracket</text:p>
          </table:table-cell>
          <table:table-cell office:value-type="string" calcext:value-type="string">
            <text:p>Curt 58291</text:p>
          </table:table-cell>
          <table:table-cell office:value-type="string" calcext:value-type="string">
            <text:p><text:a xlink:href="https://www.amazon.com/58291-Vehicle-Trailer-Connector-Mounting/dp/B0049CNYJO" xlink:type="simple">https://www.amazon.com/58291-Vehicle-Trailer-Connector-Mounting/dp/B0049CNYJO</text:a></text:p>
          </table:table-cell>
          <table:table-cell office:value-type="float" office:value="4.68" calcext:value-type="float">
            <text:p>4.68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2:.D4])" office:value-type="float" office:value="122.92" calcext:value-type="float">
            <text:p>122.9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7">00/00/0000</text:date>, <text:time style:data-style-name="N2" text:time-value="21:24:21.25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7T16:08:07.067000000</meta:creation-date>
    <dc:date>2022-01-17T21:32:06.779000000</dc:date>
    <meta:editing-duration>PT1H23M44S</meta:editing-duration>
    <meta:editing-cycles>16</meta:editing-cycles>
    <meta:generator>LibreOffice/7.2.4.1$Windows_X86_64 LibreOffice_project/27d75539669ac387bb498e35313b970b7fe9c4f9</meta:generator>
    <meta:document-statistic meta:table-count="4" meta:cell-count="87" meta:object-count="0"/>
  </office:meta>
</office:document-meta>
</file>